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B9D6F9EFD249A4F9.png" manifest:media-type="image/png"/>
  <manifest:file-entry manifest:full-path="styles.xml" manifest:media-type="text/xml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a374"/>
    </style:style>
    <style:style style:name="P2" style:family="paragraph" style:parent-style-name="Standard">
      <style:paragraph-properties fo:text-align="start" style:justify-single-word="false"/>
      <style:text-properties officeooo:paragraph-rsid="001ca374"/>
    </style:style>
    <style:style style:name="P3" style:family="paragraph" style:parent-style-name="Standard">
      <style:paragraph-properties fo:text-align="start" style:justify-single-word="false"/>
      <style:text-properties style:text-position="super 58%" officeooo:paragraph-rsid="001ca374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ca374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ca374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paragraph-rsid="001ca374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text-position="0% 100%" officeooo:paragraph-rsid="001ca37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1" style:data-style-name="N0">0.01</text:variable-set>: Scientific Notation</text:p>
      <text:list xml:id="list6948982447212563538" text:style-name="L1">
        <text:list-item>
          <text:p text:style-name="P5">Write the following numbers in scientific notation:</text:p>
        </text:list-item>
      </text:list>
      <text:p text:style-name="P2"><text:tab/>a. 1024 <text:tab/><text:tab/><text:tab/><text:tab/><text:tab/><text:tab/>g. 0.7 kV</text:p>
      <text:p text:style-name="P2"/>
      <text:p text:style-name="P2"/>
      <text:p text:style-name="P2"><text:tab/>b. 0.00748 <text:tab/><text:tab/><text:tab/><text:tab/><text:tab/><text:tab/>h. -200 m/s</text:p>
      <text:p text:style-name="P2"/>
      <text:p text:style-name="P2"/>
      <text:p text:style-name="P2"><text:tab/>c. 10,000,000 <text:s/><text:tab/><text:tab/><text:tab/><text:tab/><text:tab/>i. -0.0000013 m</text:p>
      <text:p text:style-name="P2"/>
      <text:p text:style-name="P2"/>
      <text:p text:style-name="P2"><text:tab/>d. -15 J <text:tab/><text:tab/><text:tab/><text:tab/><text:tab/><text:tab/>j. -13,000,000,000 Farads</text:p>
      <text:p text:style-name="P2"/>
      <text:p text:style-name="P2"/>
      <text:p text:style-name="P2"><text:tab/>e. 32 N <text:tab/><text:tab/><text:tab/><text:tab/><text:tab/><text:tab/>k. 142,857 s</text:p>
      <text:p text:style-name="P2"/>
      <text:p text:style-name="P2"/>
      <text:p text:style-name="P2"><text:tab/>f. 1 Pa<text:tab/><text:tab/><text:tab/><text:tab/><text:tab/><text:tab/><text:tab/> m. -1 </text:p>
      <text:p text:style-name="P2"/>
      <text:p text:style-name="P2"/>
      <text:p text:style-name="P2">2. Write the following in standard notation:</text:p>
      <text:p text:style-name="P2"/>
      <text:p text:style-name="P2"><text:tab/>a. 5.6 x 10<text:span text:style-name="T1">3</text:span></text:p>
      <text:p text:style-name="P3"/>
      <text:p text:style-name="P2"/>
      <text:p text:style-name="P2"><text:tab/>b. 3.25 x 10<text:span text:style-name="T1">-3</text:span></text:p>
      <text:p text:style-name="P2"/>
      <text:p text:style-name="P2"/>
      <text:p text:style-name="P2"><text:tab/>c. 1.0 x 10<text:span text:style-name="T1">1</text:span></text:p>
      <text:p text:style-name="P2"/>
      <text:p text:style-name="P2"/>
      <text:p text:style-name="P2"><text:tab/>d. 2.997 x 10<text:span text:style-name="T1">8</text:span> m/s <text:s/>(The speed of light in a vacuum)</text:p>
      <text:p text:style-name="P2"/>
      <text:p text:style-name="P2"/>
      <text:p text:style-name="P2"><text:tab/>e. -1.6 x 10<text:span text:style-name="T1">-19</text:span> C (The charge of an electron)</text:p>
      <text:p text:style-name="P2"/>
      <text:p text:style-name="P2"/>
      <text:p text:style-name="P2"><text:tab/>g. 1.0 x 10<text:span text:style-name="T1">100</text:span><text:span text:style-name="T2"> (This quantity is called a googol.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1313559349498636" text:style-name="L2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204042293491240" text:continue-numbering="true" text:style-name="L2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3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4"/>
      <text:p text:style-name="P4"/>
      <text:list xml:id="list204043379276757" text:continue-numbering="true" text:style-name="L2">
        <text:list-item>
          <text:p text:style-name="P6">Solve:</text:p>
          <text:list>
            <text:list-item>
              <text:p text:style-name="P6"><draw:frame draw:style-name="fr2" draw:name="Object1" text:anchor-type="as-char" svg:width="1.6047in" svg:height="0.220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list xml:id="list204043138471663" text:continue-numbering="true" text:style-name="L2">
        <text:list-item>
          <text:list>
            <text:list-item>
              <text:p text:style-name="P6"><draw:frame draw:style-name="fr2" draw:name="Object2" text:anchor-type="as-char" svg:width="0.8693in" svg:height="0.220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list xml:id="list204043687188745" text:continue-numbering="true" text:style-name="L2">
        <text:list-item>
          <text:list>
            <text:list-item>
              <text:p text:style-name="P6"><draw:frame draw:style-name="fr2" draw:name="Object3" text:anchor-type="as-char" svg:width="0.6071in" svg:height="0.440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043136788640" text:continue-numbering="true" text:style-name="L2">
        <text:list-item>
          <text:list>
            <text:list-item>
              <text:p text:style-name="P6"><draw:frame draw:style-name="fr2" draw:name="Object4" text:anchor-type="as-char" svg:width="1.3807in" svg:height="0.46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042241828633" text:continue-numbering="true" text:style-name="L2">
        <text:list-item>
          <text:list>
            <text:list-item>
              <text:p text:style-name="P6"><draw:frame draw:style-name="fr2" draw:name="Object5" text:anchor-type="as-char" svg:width="1.7339in" svg:height="0.46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043585180506" text:continue-numbering="true" text:style-name="L2">
        <text:list-item>
          <text:list>
            <text:list-item>
              <text:p text:style-name="P6"><draw:frame draw:style-name="fr2" draw:name="Object6" text:anchor-type="as-char" svg:width="1.5516in" svg:height="0.465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9D6F9EFD249A4F9.png" xlink:type="simple" xlink:show="embed" xlink:actuate="onLoad"/></draw:frame><draw:frame draw:style-name="Mfr1" draw:name="graphics1" text:anchor-type="paragraph" svg:x="0.0236in" svg:y="-0.4299in" svg:width="0.75in" svg:height="0.8in" draw:z-index="9"><draw:image xlink:href="Pictures/10000201000000EF000001007BF3385F3103A937.png" xlink:type="simple" xlink:show="embed" xlink:actuate="onLoad"/></draw:frame> <text:s text:c="20"/>Name:<text:tab/><text:tab/><text:date style:data-style-name="N37" text:date-value="2016-08-29T20:40:42.023092182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4.782017054</meta:creation-date>
    <meta:editing-duration>PT1M58S</meta:editing-duration>
    <meta:editing-cycles>3</meta:editing-cycles>
    <meta:generator>LibreOffice/5.0.6.2$Linux_X86_64 LibreOffice_project/00$Build-2</meta:generator>
    <dc:date>2016-08-29T20:40:41.993886950</dc:date>
    <meta:document-statistic meta:table-count="0" meta:image-count="2" meta:object-count="6" meta:page-count="2" meta:paragraph-count="31" meta:word-count="142" meta:character-count="706" meta:non-whitespace-character-count="525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